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7beb" officeooo:paragraph-rsid="001e7b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ffusion d'une vidéo pour les primaires – Ecoles</text:p>
      <text:p text:style-name="P1"/>
      <text:p text:style-name="P1">La vidéo de présentation des espaces dédiés à l'éducation au développement durable conçue par des éco-délégués a été diffusée à des CM2 venant découvrir le collège.</text:p>
      <text:p text:style-name="P1"/>
      <text:p text:style-name="P1">Recapitulatif de l’ensemble des actions de début d’anné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5:09:57.606000000</meta:creation-date>
    <dc:date>2025-03-21T15:54:14.091000000</dc:date>
    <meta:editing-duration>PT44M16S</meta:editing-duration>
    <meta:editing-cycles>1</meta:editing-cycles>
    <meta:document-statistic meta:table-count="0" meta:image-count="0" meta:object-count="0" meta:page-count="1" meta:paragraph-count="3" meta:word-count="41" meta:character-count="269" meta:non-whitespace-character-count="230"/>
    <meta:generator>LibreOffice/7.4.3.2$Windows_X86_64 LibreOffice_project/1048a8393ae2eeec98dff31b5c133c5f1d08b890</meta:generator>
  </office:meta>
</office:document-meta>
</file>